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E18FC57B.png" manifest:media-type="image/png"/>
  <manifest:file-entry manifest:full-path="Pictures/100000000000019E00000147633AC3F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2cm" fo:min-width="4.636cm"/>
    </style:style>
    <style:style style:name="gr5" style:family="graphic" style:parent-style-name="standard">
      <style:graphic-properties draw:stroke="none" draw:fill="none" fo:min-height="1.04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8cm" fo:min-width="4.63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4.636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35cm" svg:height="5.004cm" svg:x="21.341cm" svg:y="11.516cm">
          <draw:image xlink:href="Pictures/100000000000019E00000147633AC3F8.jpg" xlink:type="simple" xlink:show="embed" xlink:actuate="onLoad">
            <text:p/>
          </draw:image>
        </draw:frame>
        <draw:frame draw:style-name="gr2" draw:text-style-name="P2" draw:layer="layout" svg:width="6.916cm" svg:height="0.962cm" svg:x="0.316cm" svg:y="9.401cm">
          <draw:text-box>
            <text:p text:style-name="P2"><text:span text:style-name="T1">VREP / pyquadsim.ttt</text:span></text:p>
          </draw:text-box>
        </draw:frame>
        <draw:g>
          <draw:custom-shape draw:style-name="gr3" draw:text-style-name="P1" draw:layer="layout" svg:width="7.538cm" svg:height="4.587cm" svg:x="0.445cm" svg:y="14.58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6.962cm" svg:height="1.752cm" svg:x="0.547cm" svg:y="16.19cm">
            <draw:text-box>
              <text:p text:style-name="P2"><text:span text:style-name="T1">pyquadsim_client.lua</text:span></text:p>
            </draw:text-box>
          </draw:frame>
        </draw:g>
        <draw:custom-shape draw:style-name="gr3" draw:text-style-name="P1" draw:layer="layout" svg:width="2.342cm" svg:height="3.619cm" svg:x="2.733cm" svg:y="10.6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3" draw:text-style-name="P1" draw:layer="layout" svg:width="7.007cm" svg:height="4.587cm" svg:x="11.647cm" svg:y="14.8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7.315cm" svg:height="1.752cm" svg:x="11.754cm" svg:y="16.486cm">
            <draw:text-box>
              <text:p text:style-name="P2"><text:span text:style-name="T1">pyquadsim_server.py</text:span></text:p>
            </draw:text-box>
          </draw:frame>
        </draw:g>
        <draw:custom-shape draw:style-name="gr3" draw:text-style-name="P1" draw:layer="layout" svg:width="3.246cm" svg:height="2.098cm" svg:x="8.128cm" svg:y="14.792cm">
          <text:p/>
          <draw:enhanced-geometry svg:viewBox="0 0 21600 21600" draw:text-areas="0 ?f0 ?f5 ?f2" draw:mirror-horizontal="false" draw:mirror-vertical="false" draw:type="right-arrow" draw:modifiers="14309.0853095165 5947.975226298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3.242cm" svg:height="1.29cm" svg:x="8.222cm" svg:y="15.375cm">
          <draw:text-box>
            <text:p text:style-name="P2"><text:span text:style-name="T1">sensors</text:span></text:p>
          </draw:text-box>
        </draw:frame>
        <draw:custom-shape draw:style-name="gr3" draw:text-style-name="P1" draw:layer="layout" svg:width="4.739cm" svg:height="7.065cm" svg:x="13.411cm" svg:y="3.10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855cm" svg:height="1.752cm" svg:x="14.807cm" svg:y="6.228cm">
          <draw:text-box>
            <text:p text:style-name="P2"><text:span text:style-name="T1">FMU</text:span></text:p>
          </draw:text-box>
        </draw:frame>
        <draw:g>
          <draw:custom-shape draw:style-name="gr3" draw:text-style-name="P1" draw:layer="layout" svg:width="4.105cm" svg:height="2.098cm" draw:transform="rotate (1.5707963267949) translate (12.609cm 14.579cm)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2" draw:layer="layout" svg:width="3.506cm" svg:height="0.963cm" draw:transform="rotate (1.5707963267949) translate (13.192cm 14.185cm)">
            <draw:text-box>
              <text:p text:style-name="P2"><text:span text:style-name="T1">sensors</text:span></text:p>
            </draw:text-box>
          </draw:frame>
        </draw:g>
        <draw:custom-shape draw:style-name="gr3" draw:text-style-name="P1" draw:layer="layout" svg:width="3.429cm" svg:height="2.018cm" svg:x="8.026cm" svg:y="17.093cm">
          <text:p/>
          <draw:enhanced-geometry svg:viewBox="0 0 21600 21600" draw:text-areas="0 ?f0 ?f5 ?f2" draw:mirror-horizontal="true" draw:type="right-arrow" draw:modifiers="14553.2361516035 5317.087667161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3.042cm" svg:height="0.963cm" svg:x="8.445cm" svg:y="17.707cm">
          <draw:text-box>
            <text:p text:style-name="P2"><text:span text:style-name="T1"><text:s/></text:span><text:span text:style-name="T1">motors</text:span></text:p>
          </draw:text-box>
        </draw:frame>
        <draw:g>
          <draw:custom-shape draw:style-name="gr3" draw:text-style-name="P1" draw:layer="layout" svg:width="4.105cm" svg:height="2.098cm" draw:transform="rotate (-1.5707963267949) translate (18.74cm 10.552cm)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2" draw:layer="layout" svg:width="3.855cm" svg:height="0.963cm" draw:transform="rotate (1.5707963267949) translate (17.225cm 14.362cm)">
            <draw:text-box>
              <text:p text:style-name="P2"><text:span text:style-name="T1"><text:s/></text:span><text:span text:style-name="T1">motors</text:span></text:p>
            </draw:text-box>
          </draw:frame>
          <draw:custom-shape draw:style-name="gr3" draw:text-style-name="P1" draw:layer="layout" svg:width="4.105cm" svg:height="2.098cm" draw:transform="rotate (-1.5707963267949) translate (18.741cm 10.552cm)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2" draw:layer="layout" svg:width="2.71cm" svg:height="0.963cm" draw:transform="rotate (1.5707963267949) translate (17.225cm 13.561cm)">
            <draw:text-box>
              <text:p text:style-name="P2"><text:span text:style-name="T1">motors</text:span></text:p>
            </draw:text-box>
          </draw:frame>
        </draw:g>
        <draw:g>
          <draw:custom-shape draw:style-name="gr3" draw:text-style-name="P1" draw:layer="layout" svg:width="4.331cm" svg:height="3.054cm" svg:x="23.091cm" svg:y="15.78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4.68cm" svg:height="1.288cm" svg:x="23.046cm" svg:y="16.836cm">
            <draw:text-box>
              <text:p text:style-name="P2"><text:span text:style-name="T1">PyQuadStick</text:span></text:p>
            </draw:text-box>
          </draw:frame>
        </draw:g>
        <draw:g>
          <draw:custom-shape draw:style-name="gr3" draw:text-style-name="P1" draw:layer="layout" svg:width="4.105cm" svg:height="2.098cm" svg:x="18.721cm" svg:y="16.303cm">
            <text:p/>
  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2" draw:layer="layout" svg:width="3.855cm" svg:height="0.963cm" svg:x="19.417cm" svg:y="16.886cm">
            <draw:text-box>
              <text:p text:style-name="P2"><text:span text:style-name="T1"><text:s/></text:span><text:span text:style-name="T1">demands</text:span></text:p>
            </draw:text-box>
          </draw:frame>
        </draw:g>
        <draw:custom-shape draw:style-name="gr3" draw:text-style-name="P1" draw:layer="layout" svg:width="4.361cm" svg:height="6.914cm" svg:x="23.122cm" svg:y="3.136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503cm" svg:height="1.9cm" svg:x="23.625cm" svg:y="6.154cm">
          <draw:text-box>
            <text:p text:style-name="P2"><text:span text:style-name="T1">PID </text:span></text:p>
            <text:p text:style-name="P2"><text:span text:style-name="T1">Controller</text:span></text:p>
          </draw:text-box>
        </draw:frame>
        <draw:g>
          <draw:custom-shape draw:style-name="gr3" draw:text-style-name="P1" draw:layer="layout" svg:width="3.601cm" svg:height="2.098cm" svg:x="18.76cm" svg:y="5.813cm">
            <text:p/>
            <draw:enhanced-geometry svg:viewBox="0 0 21600 21600" draw:text-areas="0 ?f0 ?f5 ?f2" draw:type="right-arrow" draw:modifiers="14309.0853095165 5947.9752262982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2" draw:layer="layout" svg:width="4.631cm" svg:height="0.963cm" svg:x="18.733cm" svg:y="6.405cm">
            <draw:text-box>
              <text:p text:style-name="P2"><text:span text:style-name="T1">demands</text:span></text:p>
            </draw:text-box>
          </draw:frame>
        </draw:g>
        <draw:g>
          <draw:custom-shape draw:style-name="gr3" draw:text-style-name="P1" draw:layer="layout" svg:width="4.718cm" svg:height="2.018cm" svg:x="18.243cm" svg:y="7.984cm">
            <text:p/>
            <draw:enhanced-geometry svg:viewBox="0 0 21600 21600" draw:text-areas="0 ?f0 ?f5 ?f2" draw:mirror-horizontal="true" draw:type="right-arrow" draw:modifiers="14553.2361516035 5317.087667161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2" draw:layer="layout" svg:width="4.269cm" svg:height="0.963cm" svg:x="18.783cm" svg:y="8.568cm">
            <draw:text-box>
              <text:p text:style-name="P2"><text:span text:style-name="T1"><text:s/></text:span><text:span text:style-name="T1">corrections</text:span></text:p>
            </draw:text-box>
          </draw:frame>
        </draw:g>
        <draw:g>
          <draw:custom-shape draw:style-name="gr3" draw:text-style-name="P1" draw:layer="layout" svg:width="4.105cm" svg:height="2.098cm" draw:transform="rotate (1.5707963267949) translate (14.81cm 14.57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2" draw:layer="layout" svg:width="3.506cm" svg:height="0.963cm" draw:transform="rotate (1.5707963267949) translate (15.393cm 14.185cm)">
            <draw:text-box>
              <text:p text:style-name="P2"><text:span text:style-name="T1">demands</text:span></text:p>
            </draw:text-box>
          </draw:frame>
        </draw:g>
        <draw:g>
          <draw:custom-shape draw:style-name="gr3" draw:text-style-name="P1" draw:layer="layout" svg:width="3.601cm" svg:height="2.098cm" svg:x="18.761cm" svg:y="3.414cm">
            <text:p/>
            <draw:enhanced-geometry svg:viewBox="0 0 21600 21600" draw:text-areas="0 ?f0 ?f5 ?f2" draw:type="right-arrow" draw:modifiers="14309.0853095165 5947.9752262982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2" draw:layer="layout" svg:width="4.631cm" svg:height="0.963cm" svg:x="18.734cm" svg:y="4.006cm">
            <draw:text-box>
              <text:p text:style-name="P2"><text:span text:style-name="T1">sensors</text:span></text:p>
            </draw:text-box>
          </draw:frame>
        </draw:g>
        <draw:frame draw:style-name="gr1" draw:text-style-name="P1" draw:layer="layout" svg:width="12.065cm" svg:height="9.042cm" svg:x="0.148cm" svg:y="0.445cm">
          <draw:image xlink:href="Pictures/100002010000040000000300E18FC57B.png" xlink:type="simple" xlink:show="embed" xlink:actuate="onLoad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30T16:49:59.606898460</meta:creation-date>
    <dc:date>2015-12-30T17:26:38.244716323</dc:date>
    <meta:editing-duration>PT36M17S</meta:editing-duration>
    <meta:editing-cycles>20</meta:editing-cycles>
    <meta:generator>LibreOffice/4.2.8.2$Linux_X86_64 LibreOffice_project/420m0$Build-2</meta:generator>
    <meta:document-statistic meta:object-count="67"/>
  </office:meta>
</office:document-meta>
</file>